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2764in" style:rel-column-width="12079*"/>
    </style:style>
    <style:style style:name="Table3.B" style:family="table-column">
      <style:table-column-properties style:column-width="0.1688in" style:rel-column-width="1596*"/>
    </style:style>
    <style:style style:name="Table3.C" style:family="table-column">
      <style:table-column-properties style:column-width="5.4799in" style:rel-column-width="51860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3324*"/>
    </style:style>
    <style:style style:name="Table2.B" style:family="table-column">
      <style:table-column-properties style:column-width="1.6111in" style:rel-column-width="2320*"/>
    </style:style>
    <style:style style:name="Table2.C" style:family="table-column">
      <style:table-column-properties style:column-width="3.0056in" style:rel-column-width="4328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1.1846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use-window-font-color="true" style:font-name="Arial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style:font-name="Arial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Frame_20_contents">
      <style:paragraph-properties fo:text-align="center" style:justify-single-word="false"/>
      <style:text-properties style:font-name="Arial"/>
    </style:style>
    <style:style style:name="P18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20" style:family="paragraph" style:parent-style-name="Frame_20_contents">
      <style:paragraph-properties fo:text-align="center" style:justify-single-word="false"/>
      <style:text-properties fo:color="#ffffff" style:font-name="Arial" fo:font-size="8pt" style:font-size-asian="7pt" style:font-size-complex="8pt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fo:font-weight="bold" style:font-size-asian="7pt" style:font-weight-asian="bold" style:font-size-complex="8pt" style:font-weight-complex="bold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2402in" svg:y="0.2in" svg:width="1.9701in" draw:z-index="0">
        <draw:text-box fo:min-height="1.7075in">
          <text:p text:style-name="P19">Nomor Tiket</text:p>
          <text:p text:style-name="P17"><text:span text:style-name="T2">{nomor_tiket}<text:line-break/></text:span><text:span text:style-name="T3"><text:line-break/></text:span>Diterima</text:p>
          <text:p text:style-name="P18">{tanggal_diterima}</text:p>
          <text:p text:style-name="P20"/>
          <text:p text:style-name="P19">Pemroses</text:p>
          <text:p text:style-name="P19">{pemroses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14">TANDA TERIMA</text:p>
      <text:p text:style-name="P10">PENGAJUAN REVISI ANGGARAN</text:p>
      <text:p text:style-name="P10"/>
      <text:p text:style-name="P7">Nomor Surat Usulan<text:tab/>: {nomor_surat_usulan}</text:p>
      <text:p text:style-name="P7">Tanggal Surat Usulan<text:tab/>: {tanggal_surat_usulan}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3">Informasi Unit Pengusul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9">Nama K/L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kementerian}</text:p>
          </table:table-cell>
        </table:table-row>
        <table:table-row>
          <table:table-cell table:style-name="Table3.A1" office:value-type="string">
            <text:p text:style-name="P9">Eselon I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eselon}</text:p>
          </table:table-cell>
        </table:table-row>
        <table:table-row>
          <table:table-cell table:style-name="Table3.A1" office:value-type="string">
            <text:p text:style-name="P9">Nama Petugas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ama_petugas}</text:p>
          </table:table-cell>
        </table:table-row>
        <table:table-row>
          <table:table-cell table:style-name="Table3.A1" office:value-type="string">
            <text:p text:style-name="P9">NIP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ip}</text:p>
          </table:table-cell>
        </table:table-row>
        <table:table-row>
          <table:table-cell table:style-name="Table3.A1" office:value-type="string">
            <text:p text:style-name="P9">Jabatan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jabatan}</text:p>
          </table:table-cell>
        </table:table-row>
        <table:table-row>
          <table:table-cell table:style-name="Table3.A1" office:value-type="string">
            <text:p text:style-name="P9">No. HP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o_hp}</text:p>
          </table:table-cell>
        </table:table-row>
        <table:table-row>
          <table:table-cell table:style-name="Table3.A1" office:value-type="string">
            <text:p text:style-name="P9">Telp. Kantor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o_kantor}</text:p>
          </table:table-cell>
        </table:table-row>
        <table:table-row>
          <table:table-cell table:style-name="Table3.A1" office:value-type="string">
            <text:p text:style-name="P9">Email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7">{email}</text:p>
          </table:table-cell>
        </table:table-row>
      </table:table>
      <text:p text:style-name="P12">Kelengkapan Dokumen</text:p>
      <text:p text:style-name="P11">{kelengkapan_dokumen}</text:p>
      <text:p text:style-name="P12">Catatan Petugas Pusat Layanan DJA</text:p>
      <text:p text:style-name="P7">{catatan}</text:p>
      <text:p text:style-name="P7"/>
      <text:p text:style-name="P8"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8">Jakarta, {tanggal_sekarang}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6">{nama_petugas_tanda_tangan}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4701in" fo:margin-bottom="0.4701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proses penyelesaian revisi dapat menghubungi</text:p>
        <text:p text:style-name="MP2">Call Center DJA 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1DT3H21M36S</meta:editing-duration>
    <meta:editing-cycles>45</meta:editing-cycles>
    <meta:generator>LibreOffice/3.4$Win32 LibreOffice_project/340m1$Build-402</meta:generator>
    <dc:date>2012-05-05T13:50:09.97</dc:date>
    <meta:document-statistic meta:table-count="2" meta:image-count="0" meta:object-count="0" meta:page-count="1" meta:paragraph-count="50" meta:word-count="100" meta:character-count="788" meta:non-whitespace-character-count="731"/>
  </office:meta>
</office:document-meta>
</file>